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11500" calcext:value-type="float">
            <text:p>115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61500" calcext:value-type="float">
            <text:p>161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table:style-name="ce15" table:formula="of:=SUM([.B32:.F32])" office:value-type="float" office:value="24400" calcext:value-type="float">
            <text:p>244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D55];[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715.810276679842" calcext:value-type="float">
            <text:p>715.810276679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5:.F55])" office:value-type="float" office:value="1076.67984189723" calcext:value-type="float">
            <text:p>1076.679841897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0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076.67984189723" calcext:value-type="float">
            <text:p>1076.679841897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15.810276679842" calcext:value-type="float">
            <text:p>715.8102766798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3:.H57])" office:value-type="float" office:value="25130.0395256917" calcext:value-type="float">
            <text:p>25130.0395256917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table:number-columns-repeated="4"/>
          <table:table-cell table:style-name="ce15" table:formula="of:=SUM([.B61:.F61])" office:value-type="float" office:value="8300" calcext:value-type="float">
            <text:p>8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D84];[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];[.C84];[.F84])" office:value-type="float" office:value="360.869565217391" calcext:value-type="float">
            <text:p>360.8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4:.F84])" office:value-type="float" office:value="360.869565217391" calcext:value-type="float">
            <text:p>360.8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3" office:value-type="float" office:value="360.869565217391" calcext:value-type="float">
            <text:p>360.8695652174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360.869565217391" calcext:value-type="float">
            <text:p>360.8695652174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2:.H86])" office:value-type="float" office:value="7939.13043478261" calcext:value-type="float">
            <text:p>7939.1304347826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53:05.554575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9T13:53:21.465228031</dc:date>
    <meta:editing-duration>P10DT21H58M36S</meta:editing-duration>
    <meta:editing-cycles>3338</meta:editing-cycles>
    <meta:generator>LibreOffice/4.2.8.2$Linux_X86_64 LibreOffice_project/420m0$Build-2</meta:generator>
    <meta:document-statistic meta:table-count="20" meta:cell-count="9268" meta:object-count="0"/>
  </office:meta>
</office:document-meta>
</file>